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ModifierGui.createLabeledField( String labelResName , JText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ModifierGui.checkTextField( FocusEvent evt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amModifierGui.modifyTestElement( TestElement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amModifi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Modifi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ModifierGui.focusGained( Focus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ModifierGui.getParameterMask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aramModifierGui.updateGui( ParamModifier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ModifierGui.focusLost( FocusEvent ev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amModifi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mModifi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odifierGui.ParamModifi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odifier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